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91A0000548B00006D597AF1A607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2.9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94cm" fo:min-width="2.29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8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4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1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2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3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5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4cm" fo:min-width="2.437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8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7.476cm" fo:min-width="7.253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04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9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3.78cm" fo:padding-top="0.231cm" fo:padding-bottom="0.231cm" fo:padding-left="0.356cm" fo:padding-right="0.356cm" loext:decorative="false"/>
    </style:style>
    <style:style style:name="gr40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98cm" fo:padding-top="0.231cm" fo:padding-bottom="0.231cm" fo:padding-left="0.356cm" fo:padding-right="0.356cm" loext:decorative="false"/>
    </style:style>
    <style:style style:name="gr41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02cm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226cm" fo:min-width="8.24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4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423cm" fo:min-width="4.347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80%" fo:text-align="center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8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/>
      <style:text-properties fo:color="#a9a9a9" loext:opacity="100%" fo:font-size="40pt" style:font-size-asian="40pt" style:font-size-complex="40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92cm" svg:height="1.592cm" svg:x="9.252cm" svg:y="2.619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8cm" svg:height="2.444cm" svg:x="9.647cm" svg:y="15.512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1.883cm" svg:height="1.714cm" svg:x="3.396cm" svg:y="8.961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34cm" svg:height="1.714cm" svg:x="16.755cm" svg:y="9.147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1.918cm" svg:height="1.594cm" svg:x="5.038cm" svg:y="4.53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34cm" svg:height="1.714cm" svg:x="14.903cm" svg:y="13.83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1.848cm" svg:height="1.714cm" svg:x="5.448cm" svg:y="13.874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1.918cm" svg:height="1.714cm" svg:x="14.93cm" svg:y="4.276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1.883cm" svg:height="1.59cm" svg:x="7.356cm" svg:y="3.055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7" draw:text-style-name="P8" draw:layer="layout" svg:width="1.918cm" svg:height="1.714cm" svg:x="12.684cm" svg:y="15.099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1.883cm" svg:height="1.714cm" svg:x="3.928cm" svg:y="6.51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3" draw:text-style-name="P9" draw:layer="layout" svg:width="1.883cm" svg:height="1.714cm" svg:x="16.016cm" svg:y="11.677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7" draw:text-style-name="P9" draw:layer="layout" svg:width="1.918cm" svg:height="1.714cm" svg:x="16.159cm" svg:y="6.51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7" draw:text-style-name="P9" draw:layer="layout" svg:width="1.918cm" svg:height="1.714cm" svg:x="4.008cm" svg:y="11.679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9" draw:text-style-name="P7" draw:layer="layout" svg:width="1.883cm" svg:height="1.592cm" svg:x="12.938cm" svg:y="3.023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7" draw:text-style-name="P8" draw:layer="layout" svg:width="1.918cm" svg:height="1.714cm" svg:x="7.481cm" svg:y="15.099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0" draw:text-style-name="P10" draw:layer="layout" svg:x1="10.963cm" svg:y1="4.073cm" svg:x2="10.963cm" svg:y2="15.657cm">
          <text:p/>
        </draw:line>
        <draw:line draw:style-name="gr10" draw:text-style-name="P10" draw:layer="layout" svg:x1="5.113cm" svg:y1="9.862cm" svg:x2="16.827cm" svg:y2="9.862cm">
          <text:p/>
        </draw:line>
        <draw:line draw:style-name="gr11" draw:text-style-name="P10" draw:layer="layout" svg:x1="6.851cm" svg:y1="5.754cm" svg:x2="15.074cm" svg:y2="13.95cm">
          <text:p/>
        </draw:line>
        <draw:line draw:style-name="gr11" draw:text-style-name="P10" draw:layer="layout" svg:x1="15.056cm" svg:y1="5.775cm" svg:x2="6.869cm" svg:y2="13.96cm">
          <text:p/>
        </draw:line>
        <draw:line draw:style-name="gr12" draw:text-style-name="P10" draw:layer="layout" svg:x1="6.959cm" svg:y1="5.839cm" svg:x2="6.96cm" svg:y2="13.903cm">
          <text:p/>
        </draw:line>
        <draw:line draw:style-name="gr12" draw:text-style-name="P10" draw:layer="layout" svg:x1="14.972cm" svg:y1="5.863cm" svg:x2="14.972cm" svg:y2="13.911cm">
          <text:p/>
        </draw:line>
        <draw:line draw:style-name="gr12" draw:text-style-name="P10" draw:layer="layout" svg:x1="6.959cm" svg:y1="5.888cm" svg:x2="15.046cm" svg:y2="5.888cm">
          <text:p/>
        </draw:line>
        <draw:line draw:style-name="gr12" draw:text-style-name="P10" draw:layer="layout" svg:x1="6.959cm" svg:y1="13.834cm" svg:x2="14.953cm" svg:y2="13.833cm">
          <text:p/>
        </draw:line>
        <draw:line draw:style-name="gr13" draw:text-style-name="P10" draw:layer="layout" svg:x1="5.581cm" svg:y1="7.581cm" svg:x2="16.343cm" svg:y2="12.069cm">
          <text:p/>
        </draw:line>
        <draw:line draw:style-name="gr13" draw:text-style-name="P10" draw:layer="layout" svg:x1="5.583cm" svg:y1="12.077cm" svg:x2="16.312cm" svg:y2="7.648cm">
          <text:p/>
        </draw:line>
        <draw:line draw:style-name="gr14" draw:text-style-name="P10" draw:layer="layout" svg:x1="5.816cm" svg:y1="7.581cm" svg:x2="5.816cm" svg:y2="11.962cm">
          <text:p/>
        </draw:line>
        <draw:line draw:style-name="gr14" draw:text-style-name="P10" draw:layer="layout" svg:x1="16.126cm" svg:y1="7.666cm" svg:x2="16.126cm" svg:y2="11.958cm">
          <text:p/>
        </draw:line>
        <draw:line draw:style-name="gr15" draw:text-style-name="P10" draw:layer="layout" svg:x1="8.749cm" svg:y1="4.54cm" svg:x2="13.185cm" svg:y2="15.221cm">
          <text:p/>
        </draw:line>
        <draw:line draw:style-name="gr15" draw:text-style-name="P10" draw:layer="layout" svg:x1="13.18cm" svg:y1="4.54cm" svg:x2="8.749cm" svg:y2="15.221cm">
          <text:p/>
        </draw:line>
        <draw:line draw:style-name="gr16" draw:text-style-name="P10" draw:layer="layout" svg:x1="13.186cm" svg:y1="15.014cm" svg:x2="8.707cm" svg:y2="15.014cm">
          <text:p/>
        </draw:line>
        <draw:line draw:style-name="gr16" draw:text-style-name="P10" draw:layer="layout" svg:x1="13.186cm" svg:y1="4.704cm" svg:x2="8.707cm" svg:y2="4.704cm">
          <text:p/>
        </draw:line>
        <draw:line draw:style-name="gr16" draw:text-style-name="P10" draw:layer="layout" svg:x1="8.783cm" svg:y1="4.618cm" svg:x2="8.783cm" svg:y2="15.092cm">
          <text:p/>
        </draw:line>
        <draw:line draw:style-name="gr16" draw:text-style-name="P10" draw:layer="layout" svg:x1="13.101cm" svg:y1="4.572cm" svg:x2="13.101cm" svg:y2="15.046cm">
          <text:p/>
        </draw:line>
        <draw:line draw:style-name="gr14" draw:text-style-name="P10" draw:layer="layout" svg:x1="5.582cm" svg:y1="7.626cm" svg:x2="16.176cm" svg:y2="7.625cm">
          <text:p/>
        </draw:line>
        <draw:line draw:style-name="gr14" draw:text-style-name="P10" draw:layer="layout" svg:x1="16.268cm" svg:y1="12.028cm" svg:x2="5.622cm" svg:y2="12.027cm">
          <text:p/>
        </draw:line>
        <draw:frame draw:style-name="gr17" draw:text-style-name="P12" draw:layer="layout" svg:width="2.937cm" svg:height="1.064cm" svg:x="15.897cm" svg:y="1.529cm">
          <draw:text-box>
            <text:p text:style-name="P11"><text:span text:style-name="T5">16-Gon</text:span></text:p>
          </draw:text-box>
        </draw:frame>
        <draw:custom-shape draw:style-name="gr18" draw:text-style-name="P13" draw:layer="layout" svg:width="11.189cm" svg:height="11.152cm" svg:x="5.398cm" svg:y="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532cm" svg:height="0.535cm" svg:x="10.688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76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6.772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1.67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9.836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8.573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6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4.73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2.90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1.638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0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9.836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15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6.38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86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5.61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5.905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2" draw:text-style-name="P16" draw:layer="layout" svg:width="1.632cm" svg:height="1.093cm" svg:x="13.124cm" svg:y="2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3.302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4.046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3.843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9.007cm" svg:y="9.21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9.185cm" svg:y="9.4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0.535cm" svg:height="0.717cm" svg:x="19.927cm" svg:y="9.4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9.726cm" svg:y="9.406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7.823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8.001cm" svg:y="6.82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535cm" svg:height="0.717cm" svg:x="18.74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8.542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17.823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8.001cm" svg:y="12.35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535cm" svg:height="0.717cm" svg:x="18.74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7" draw:layer="layout" svg:width="0.193cm" svg:height="0.717cm" svg:x="18.542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6" draw:layer="layout" svg:width="1.632cm" svg:height="1.094cm" svg:x="16.883cm" svg:y="14.9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7.061cm" svg:y="15.09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0.535cm" svg:height="0.719cm" svg:x="17.803cm" svg:y="15.0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7.602cm" svg:y="15.097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13.124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3.302cm" svg:y="16.8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4.046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3.84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10.139cm" svg:y="17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10.317cm" svg:y="18.0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1.062cm" svg:y="18.01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0.861cm" svg:y="18.0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7.063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7.241cm" svg:y="16.88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7.78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.796cm" svg:y="9.2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.974cm" svg:y="9.3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2.717cm" svg:y="9.3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5cm" svg:height="0.719cm" svg:x="2.516cm" svg:y="9.3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2.45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6" draw:layer="layout" svg:width="0.535cm" svg:height="0.717cm" svg:x="2.627cm" svg:y="12.35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3.37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7" draw:layer="layout" svg:width="0.195cm" svg:height="0.717cm" svg:x="3.17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2.45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6" draw:layer="layout" svg:width="0.535cm" svg:height="0.717cm" svg:x="2.627cm" svg:y="6.82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3.37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5cm" svg:height="0.717cm" svg:x="3.17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3.592cm" svg:y="3.874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3.77cm" svg:y="4.06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4.515cm" svg:y="4.06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4.313cm" svg:y="4.0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7.063cm" svg:y="2.05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7.241cm" svg:y="2.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2.2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7.783cm" svg:y="2.24cm">
            <text:p/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2" draw:text-style-name="P16" draw:layer="layout" svg:width="1.632cm" svg:height="1.093cm" svg:x="16.714cm" svg:y="3.82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6.892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35cm" svg:height="0.719cm" svg:x="17.634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17.433cm" svg:y="4.014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3.945cm" svg:y="14.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4.123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4.866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4.665cm" svg:y="15.08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0.137cm" svg:y="1.60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3" draw:text-style-name="P16" draw:layer="layout" svg:width="0.535cm" svg:height="0.719cm" svg:x="10.316cm" svg:y="1.7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11.06cm" svg:y="1.7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10.859cm" svg:y="1.79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8" draw:layer="layout" svg:width="3.492cm" svg:height="1.592cm" svg:x="0.335cm" svg:y="19.937cm">
          <draw:text-box>
            <text:p text:style-name="P1"><text:span text:style-name="T6">Tautology</text:span></text:p>
            <text:p text:style-name="P1"><text:span text:style-name="T6">1111</text:span></text:p>
          </draw:text-box>
        </draw:frame>
        <draw:frame draw:style-name="gr2" draw:text-style-name="P20" draw:layer="layout" svg:width="2.798cm" svg:height="2.444cm" svg:x="0.707cm" svg:y="24.171cm">
          <draw:text-box>
            <text:p text:style-name="P19"><text:span text:style-name="T6">Contra-</text:span></text:p>
            <text:p text:style-name="P19"><text:span text:style-name="T6">-diction</text:span></text:p>
            <text:p text:style-name="P19"><text:span text:style-name="T6">0000</text:span></text:p>
          </draw:text-box>
        </draw:frame>
        <draw:frame draw:style-name="gr3" draw:text-style-name="P21" draw:layer="layout" svg:width="1.883cm" svg:height="1.714cm" svg:x="4.659cm" svg:y="24.154cm">
          <draw:text-box>
            <text:p text:style-name="P3"><text:span text:style-name="T6">XOR</text:span></text:p>
            <text:p text:style-name="P3"><text:span text:style-name="T6">0110</text:span></text:p>
          </draw:text-box>
        </draw:frame>
        <draw:frame draw:style-name="gr4" draw:text-style-name="P21" draw:layer="layout" svg:width="2.34cm" svg:height="1.714cm" svg:x="4.418cm" svg:y="19.815cm">
          <draw:text-box>
            <text:p text:style-name="P3"><text:span text:style-name="T6">XNOR</text:span></text:p>
            <text:p text:style-name="P3"><text:span text:style-name="T6">1001</text:span></text:p>
          </draw:text-box>
        </draw:frame>
        <draw:frame draw:style-name="gr5" draw:text-style-name="P18" draw:layer="layout" svg:width="1.918cm" svg:height="1.594cm" svg:x="7.628cm" svg:y="19.935cm">
          <draw:text-box>
            <text:p text:style-name="P1"><text:span text:style-name="T6">AND</text:span></text:p>
            <text:p text:style-name="P1"><text:span text:style-name="T6">0001</text:span></text:p>
          </draw:text-box>
        </draw:frame>
        <draw:frame draw:style-name="gr4" draw:text-style-name="P21" draw:layer="layout" svg:width="2.34cm" svg:height="1.714cm" svg:x="7.426cm" svg:y="24.154cm">
          <draw:text-box>
            <text:p text:style-name="P3"><text:span text:style-name="T6">NAND</text:span></text:p>
            <text:p text:style-name="P3"><text:span text:style-name="T6">1110</text:span></text:p>
          </draw:text-box>
        </draw:frame>
        <draw:frame draw:style-name="gr6" draw:text-style-name="P21" draw:layer="layout" svg:width="1.848cm" svg:height="1.714cm" svg:x="9.646cm" svg:y="24.168cm">
          <draw:text-box>
            <text:p text:style-name="P3"><text:span text:style-name="T6">OR</text:span></text:p>
            <text:p text:style-name="P3"><text:span text:style-name="T6">0111</text:span></text:p>
          </draw:text-box>
        </draw:frame>
        <draw:frame draw:style-name="gr7" draw:text-style-name="P21" draw:layer="layout" svg:width="1.918cm" svg:height="1.714cm" svg:x="9.658cm" svg:y="19.815cm">
          <draw:text-box>
            <text:p text:style-name="P3"><text:span text:style-name="T6">NOR</text:span></text:p>
            <text:p text:style-name="P3"><text:span text:style-name="T6">1000</text:span></text:p>
          </draw:text-box>
        </draw:frame>
        <draw:frame draw:style-name="gr8" draw:text-style-name="P18" draw:layer="layout" svg:width="1.883cm" svg:height="1.59cm" svg:x="12.425cm" svg:y="19.939cm">
          <draw:text-box draw:corner-radius="0.552cm">
            <text:p text:style-name="P1"><text:span text:style-name="T6">MI</text:span></text:p>
            <text:p text:style-name="P1"><text:span text:style-name="T6">1101</text:span></text:p>
          </draw:text-box>
        </draw:frame>
        <draw:frame draw:style-name="gr37" draw:text-style-name="P21" draw:layer="layout" svg:width="1.915cm" svg:height="1.673cm" svg:x="12.429cm" svg:y="24.123cm">
          <draw:text-box draw:corner-radius="0.552cm">
            <text:p text:style-name="P3"><text:span text:style-name="T6">MNI</text:span></text:p>
            <text:p text:style-name="P3"><text:span text:style-name="T6">0010</text:span></text:p>
          </draw:text-box>
        </draw:frame>
        <draw:frame draw:style-name="gr3" draw:text-style-name="P21" draw:layer="layout" svg:width="1.883cm" svg:height="1.714cm" svg:x="17.198cm" svg:y="19.815cm">
          <draw:text-box>
            <text:p text:style-name="P3"><text:span text:style-name="T6">LP</text:span></text:p>
            <text:p text:style-name="P3"><text:span text:style-name="T6">0011</text:span></text:p>
          </draw:text-box>
        </draw:frame>
        <draw:frame draw:style-name="gr3" draw:text-style-name="P21" draw:layer="layout" svg:width="1.883cm" svg:height="1.714cm" svg:x="17.199cm" svg:y="24.154cm">
          <draw:text-box>
            <text:p text:style-name="P3"><text:span text:style-name="T6">LC</text:span></text:p>
            <text:p text:style-name="P3"><text:span text:style-name="T6">1100</text:span></text:p>
          </draw:text-box>
        </draw:frame>
        <draw:frame draw:style-name="gr38" draw:text-style-name="P21" draw:layer="layout" svg:width="1.918cm" svg:height="1.673cm" svg:x="19.26cm" svg:y="19.856cm">
          <draw:text-box>
            <text:p text:style-name="P3"><text:span text:style-name="T6">RP</text:span></text:p>
            <text:p text:style-name="P3"><text:span text:style-name="T6">0101</text:span></text:p>
          </draw:text-box>
        </draw:frame>
        <draw:frame draw:style-name="gr7" draw:text-style-name="P21" draw:layer="layout" svg:width="1.918cm" svg:height="1.714cm" svg:x="19.27cm" svg:y="24.154cm">
          <draw:text-box>
            <text:p text:style-name="P3"><text:span text:style-name="T6">RC</text:span></text:p>
            <text:p text:style-name="P3"><text:span text:style-name="T6">1010</text:span></text:p>
          </draw:text-box>
        </draw:frame>
        <draw:frame draw:style-name="gr9" draw:text-style-name="P18" draw:layer="layout" svg:width="1.883cm" svg:height="1.592cm" svg:x="14.478cm" svg:y="19.937cm">
          <draw:text-box>
            <text:p text:style-name="P1"><text:span text:style-name="T6">CI</text:span></text:p>
            <text:p text:style-name="P1"><text:span text:style-name="T6">1011</text:span></text:p>
          </draw:text-box>
        </draw:frame>
        <draw:frame draw:style-name="gr7" draw:text-style-name="P21" draw:layer="layout" svg:width="1.918cm" svg:height="1.714cm" svg:x="14.459cm" svg:y="24.123cm">
          <draw:text-box>
            <text:p text:style-name="P3"><text:span text:style-name="T6">CNI</text:span></text:p>
            <text:p text:style-name="P3"><text:span text:style-name="T6">0100</text:span></text:p>
          </draw:text-box>
        </draw:frame>
        <draw:g draw:style-name="gr21">
          <draw:custom-shape draw:style-name="gr22" draw:text-style-name="P16" draw:layer="layout" svg:width="1.632cm" svg:height="1.093cm" svg:x="14.618cm" svg:y="21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4.796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5.54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5.337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4.77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4.95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7" draw:layer="layout" svg:width="0.535cm" svg:height="0.717cm" svg:x="5.697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5.496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9.4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9.588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535cm" svg:height="0.717cm" svg:x="20.33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20.129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7.33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7.511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535cm" svg:height="0.717cm" svg:x="18.253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193cm" svg:height="0.717cm" svg:x="18.052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2" draw:text-style-name="P16" draw:layer="layout" svg:width="1.632cm" svg:height="1.094cm" svg:x="7.788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7.966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8.708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8.507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12.56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2.744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13.488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13.285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1.292cm" svg:y="2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.47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2.215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2.014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14.60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4.781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5.525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15.323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4.78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4.964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5.707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5.506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9.41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6" draw:layer="layout" svg:width="0.535cm" svg:height="0.717cm" svg:x="19.59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20.336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195cm" svg:height="0.717cm" svg:x="20.133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7.31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6" draw:layer="layout" svg:width="0.535cm" svg:height="0.717cm" svg:x="17.494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8.24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5cm" svg:height="0.717cm" svg:x="18.037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7.79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7.969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8.714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8.51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2.55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2.73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3.479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3.277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9.80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9.979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35cm" svg:height="0.719cm" svg:x="10.721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10.5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9.77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9.948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10.691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10.49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.271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1.4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2.194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.993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9" draw:text-style-name="P22" draw:layer="layout" svg:width="4.492cm" svg:height="6.397cm" svg:x="7.274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4.492cm" svg:height="6.397cm" svg:x="12.145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4.492cm" svg:height="6.397cm" svg:x="16.989cm" svg:y="19.7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692cm" svg:height="6.397cm" svg:x="0.178cm" svg:y="19.7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2.732cm" svg:height="6.397cm" svg:x="4.2cm" svg:y="19.7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4" draw:layer="layout" svg:width="8.769cm" svg:height="2.511cm" draw:transform="rotate (0.746477321077975) translate (6.902cm 11.856cm)">
          <text:p text:style-name="P23"><text:span text:style-name="T7">College of Scripting</text:span></text:p>
          <text:p text:style-name="P23"><text:span text:style-name="T7">Music &amp;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3" draw:text-style-name="P25" draw:layer="layout" svg:width="6.715cm" svg:height="1.826cm" svg:x="0.416cm" svg:y="0.392cm">
          <draw:text-box>
            <text:p><text:span text:style-name="T8">TRUE AI</text:span></text:p>
          </draw:text-box>
        </draw:frame>
        <draw:custom-shape draw:style-name="gr44" draw:text-style-name="P24" draw:layer="layout" svg:width="4.872cm" svg:height="2.708cm" draw:transform="rotate (0.746477321077975) translate (10.788cm 12.329cm)">
          <text:p text:style-name="P23"><text:span text:style-name="T7">Christopher</text:span></text:p>
          <text:p text:style-name="P23"><text:span text:style-name="T7">Andrew</text:span></text:p>
          <text:p text:style-name="P23"><text:span text:style-name="T7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5" draw:text-style-name="P25" draw:layer="layout" svg:width="5.209cm" svg:height="2.384cm" svg:x="15.703cm" svg:y="16.668cm">
          <draw:text-box>
            <text:p><text:span text:style-name="T9">(c) Christopher <text:s text:c="6"/>Andrew <text:s text:c="3"/></text:span></text:p>
            <text:p><text:span text:style-name="T9"><text:s text:c="6"/>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Full" xlink:href="Pictures/1003491A0000548B00006D597AF1A607.pdf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7.991cm" style:print-orientation="portrait"/>
    </style:page-layout>
    <style:style style:name="Mdp1" style:family="drawing-page">
      <style:drawing-page-properties draw:background-size="border" draw:fill="bitmap" draw:fill-image-name="watermarkFull" draw:fill-image-width="2.54cm" draw:fill-image-height="2.54cm" style:repeat="stretch" draw:fill-image-ref-point-x="0%" draw:fill-image-ref-point-y="0%" draw:fill-image-ref-point="center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0T14:18:44.624617800</meta:creation-date>
    <dc:date>2025-07-04T21:35:51.045634900</dc:date>
    <meta:editing-duration>P13DT5H51M40S</meta:editing-duration>
    <meta:editing-cycles>61</meta:editing-cycles>
    <meta:generator>LibreOffice/25.2.3.2$Windows_X86_64 LibreOffice_project/bbb074479178df812d175f709636b368952c2ce3</meta:generator>
    <meta:keyword>ai</meta:keyword>
    <meta:keyword>true ai</meta:keyword>
    <dc:subject>true artificial intelligence</dc:subject>
    <dc:title>CATopalian True AI by Christopher Andrew Topalian</dc:title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dc:publisher>Christopher Andrew Topalian</dc:publisher>
    <meta:document-statistic meta:object-count="299"/>
  </office:meta>
</office:document-meta>
</file>